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pril 9, 1893</text:p>
      <text:p text:style-name="P4">Month<text:tab/><text:tab/><text:tab/><text:tab/><text:tab/><text:tab/>April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My dear sir and friend/</text:p>
      <text:p text:style-name="P2"><text:tab/>My despatch[sic!] has/ told you the sad news. <text:s/>It was not unex-/pected, for an operation became necessary/ Sunday week and terrible symptoms set/ in./</text:p>
      <text:p text:style-name="P2">Much would we like to have you at the funeral,/ even if you object to anything even approaching/ an oration on these middle days of festival./ <text:s/>I trust soon to have you reply promising/ to come. <text:s/>And if it says no, fervently I hope/ you will reconsider, for my father deserves/ some honor in the eyes of the world, and/ who can come but you? <text:s/>My sorrow is/ that it means so much fatigue for you/ eve of Holy day. <text:s/>De Sola cannot get back/ to Montreal so we do not ask him even/</text:p>
      <text:p text:style-name="P2"/>
      <text:p text:style-name="P2">[Page 2]</text:p>
      <text:p text:style-name="P2">to take part./</text:p>
      <text:p text:style-name="P2">I will also ask you what do you advise/ concerning my reading, preaching and/ taking my usual seat on 7th and 8th/ days. <text:s/>The funeral will be Thursday, our/ Abeluth will begin on Saturday night./ <text:s/>Do you <text:soft-page-break/>think it would be wrong for me/ to read the verses [Hebrew] at the funeral/ if you be not present?/</text:p>
      <text:p text:style-name="P2">I hope you will be, and that your health/ will permit./</text:p>
      <text:p text:style-name="P2"><text:tab/>With much regard/ yrs/ H Pereira Mendes/</text:p>
      <text:p text:style-name="P2">Tuesday 4[/ inserted by author]9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35:10.52</meta:creation-date>
    <meta:document-statistic meta:table-count="0" meta:image-count="0" meta:object-count="0" meta:page-count="3" meta:paragraph-count="70" meta:word-count="376" meta:character-count="2377"/>
    <dc:date>2011-12-08T12:40:33.77</dc:date>
    <dc:creator>Penn Libraries</dc:creator>
    <meta:editing-duration>PT00H05M23S</meta:editing-duration>
    <meta:editing-cycles>1</meta:editing-cycles>
    <meta:generator>OpenOffice.org/3.2$Win32 OpenOffice.org_project/320m12$Build-9483</meta:generator>
  </office:meta>
</office:document-meta>
</file>